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style:font-name="Liberation Serif"/>
    </style:style>
    <style:style style:name="P2" style:family="paragraph" style:parent-style-name="Preformatted_20_Text">
      <style:text-properties officeooo:paragraph-rsid="001a28fa"/>
    </style:style>
    <style:style style:name="P3" style:family="paragraph" style:parent-style-name="Preformatted_20_Text">
      <style:text-properties style:font-name="Liberation Serif" fo:font-style="italic" officeooo:rsid="001a28fa" officeooo:paragraph-rsid="001a28fa" style:font-style-asian="italic" style:font-style-complex="italic"/>
    </style:style>
    <style:style style:name="P4" style:family="paragraph" style:parent-style-name="Preformatted_20_Text">
      <style:text-properties style:font-name="Liberation Serif" officeooo:rsid="001a28fa" officeooo:paragraph-rsid="001a28fa"/>
    </style:style>
    <style:style style:name="P5" style:family="paragraph" style:parent-style-name="Preformatted_20_Text">
      <style:text-properties style:font-name="Liberation Serif" fo:font-weight="bold" officeooo:rsid="001b8a01" officeooo:paragraph-rsid="001b8a01" style:font-weight-asian="bold" style:font-weight-complex="bold"/>
    </style:style>
    <style:style style:name="P6" style:family="paragraph" style:parent-style-name="Preformatted_20_Text">
      <style:text-properties style:font-name="Liberation Serif" fo:font-weight="bold" officeooo:rsid="00387725" officeooo:paragraph-rsid="00387725" style:font-weight-asian="bold" style:font-weight-complex="bold"/>
    </style:style>
    <style:style style:name="P7" style:family="paragraph" style:parent-style-name="Preformatted_20_Text">
      <style:text-properties style:font-name="Liberation Serif" fo:font-weight="bold" officeooo:rsid="0039a853" officeooo:paragraph-rsid="0039a853" style:font-weight-asian="bold" style:font-weight-complex="bold"/>
    </style:style>
    <style:style style:name="P8" style:family="paragraph" style:parent-style-name="Preformatted_20_Text">
      <style:text-properties style:font-name="Liberation Serif" fo:font-weight="normal" officeooo:rsid="00387725" officeooo:paragraph-rsid="00387725" style:font-weight-asian="normal" style:font-weight-complex="normal"/>
    </style:style>
    <style:style style:name="P9" style:family="paragraph" style:parent-style-name="Preformatted_20_Text">
      <style:text-properties style:font-name="Liberation Serif" officeooo:rsid="001b8a01" officeooo:paragraph-rsid="001b8a01"/>
    </style:style>
    <style:style style:name="P10" style:family="paragraph" style:parent-style-name="Preformatted_20_Text">
      <style:text-properties style:font-name="Liberation Serif" officeooo:rsid="001b8a01" officeooo:paragraph-rsid="00255406"/>
    </style:style>
    <style:style style:name="P11" style:family="paragraph" style:parent-style-name="Preformatted_20_Text">
      <style:text-properties style:font-name="Liberation Serif" officeooo:rsid="001cb8bc" officeooo:paragraph-rsid="001cb8bc"/>
    </style:style>
    <style:style style:name="P12" style:family="paragraph" style:parent-style-name="Preformatted_20_Text">
      <style:text-properties style:font-name="Liberation Serif" officeooo:paragraph-rsid="001e420a"/>
    </style:style>
    <style:style style:name="P13" style:family="paragraph" style:parent-style-name="Preformatted_20_Text">
      <style:text-properties style:font-name="Liberation Serif" officeooo:rsid="0020d3be" officeooo:paragraph-rsid="0020d3be"/>
    </style:style>
    <style:style style:name="P14" style:family="paragraph" style:parent-style-name="Preformatted_20_Text">
      <style:text-properties style:font-name="Liberation Serif" officeooo:paragraph-rsid="00225b52"/>
    </style:style>
    <style:style style:name="P15" style:family="paragraph" style:parent-style-name="Preformatted_20_Text">
      <style:text-properties style:font-name="Liberation Serif" officeooo:rsid="00387725" officeooo:paragraph-rsid="00387725"/>
    </style:style>
    <style:style style:name="P16" style:family="paragraph" style:parent-style-name="Preformatted_20_Text">
      <style:text-properties style:font-name="Liberation Serif" officeooo:paragraph-rsid="00387725"/>
    </style:style>
    <style:style style:name="P17" style:family="paragraph" style:parent-style-name="Preformatted_20_Text">
      <style:text-properties style:font-name="Liberation Serif" officeooo:rsid="0039a853" officeooo:paragraph-rsid="0039a853"/>
    </style:style>
    <style:style style:name="P18" style:family="paragraph" style:parent-style-name="Preformatted_20_Text">
      <style:text-properties style:font-name="Liberation Serif" officeooo:paragraph-rsid="00255406"/>
    </style:style>
    <style:style style:name="P19" style:family="paragraph" style:parent-style-name="Preformatted_20_Text">
      <style:text-properties style:font-name="Liberation Serif" officeooo:rsid="0023eda4" officeooo:paragraph-rsid="00255406"/>
    </style:style>
    <style:style style:name="P20" style:family="paragraph" style:parent-style-name="Preformatted_20_Text">
      <style:text-properties style:font-name="Liberation Serif" officeooo:paragraph-rsid="00269abb"/>
    </style:style>
    <style:style style:name="P21" style:family="paragraph" style:parent-style-name="Preformatted_20_Text">
      <style:text-properties style:font-name="Liberation Serif" officeooo:rsid="00277877" officeooo:paragraph-rsid="00277877"/>
    </style:style>
    <style:style style:name="P22" style:family="paragraph" style:parent-style-name="Preformatted_20_Text">
      <style:text-properties style:font-name="Liberation Serif" officeooo:rsid="00277877" officeooo:paragraph-rsid="002988ee"/>
    </style:style>
    <style:style style:name="P23" style:family="paragraph" style:parent-style-name="Preformatted_20_Text">
      <style:text-properties style:font-name="Liberation Serif" officeooo:paragraph-rsid="002988ee"/>
    </style:style>
    <style:style style:name="P24" style:family="paragraph" style:parent-style-name="Preformatted_20_Text">
      <style:text-properties style:font-name="Liberation Serif" officeooo:rsid="0029e3c9" officeooo:paragraph-rsid="002d0122"/>
    </style:style>
    <style:style style:name="P25" style:family="paragraph" style:parent-style-name="Preformatted_20_Text">
      <style:text-properties style:font-name="Liberation Serif" officeooo:rsid="0029e3c9" officeooo:paragraph-rsid="0030a25a"/>
    </style:style>
    <style:style style:name="P26" style:family="paragraph" style:parent-style-name="Preformatted_20_Text">
      <style:text-properties style:font-name="Liberation Serif" officeooo:paragraph-rsid="002d0122"/>
    </style:style>
    <style:style style:name="P27" style:family="paragraph" style:parent-style-name="Preformatted_20_Text">
      <style:text-properties style:font-name="Liberation Serif" officeooo:paragraph-rsid="002d0275"/>
    </style:style>
    <style:style style:name="P28" style:family="paragraph" style:parent-style-name="Preformatted_20_Text">
      <style:text-properties style:font-name="Liberation Serif" officeooo:rsid="002d0122" officeooo:paragraph-rsid="002d0275"/>
    </style:style>
    <style:style style:name="P29" style:family="paragraph" style:parent-style-name="Preformatted_20_Text">
      <style:text-properties style:font-name="Liberation Serif" officeooo:rsid="002d0122" officeooo:paragraph-rsid="002d0122"/>
    </style:style>
    <style:style style:name="P30" style:family="paragraph" style:parent-style-name="Preformatted_20_Text">
      <style:text-properties style:font-name="Liberation Serif" officeooo:paragraph-rsid="0020d3be"/>
    </style:style>
    <style:style style:name="P31" style:family="paragraph" style:parent-style-name="Preformatted_20_Text">
      <style:text-properties style:font-name="Liberation Serif" officeooo:paragraph-rsid="003c89ff"/>
    </style:style>
    <style:style style:name="P32" style:family="paragraph" style:parent-style-name="Preformatted_20_Text">
      <style:text-properties officeooo:paragraph-rsid="0039a853"/>
    </style:style>
    <style:style style:name="P33" style:family="paragraph" style:parent-style-name="Preformatted_20_Text">
      <style:text-properties officeooo:paragraph-rsid="004032a3"/>
    </style:style>
    <style:style style:name="T1" style:family="text">
      <style:text-properties officeooo:rsid="001b8a01"/>
    </style:style>
    <style:style style:name="T2" style:family="text">
      <style:text-properties officeooo:rsid="001cb8bc"/>
    </style:style>
    <style:style style:name="T3" style:family="text">
      <style:text-properties officeooo:rsid="001ce6af"/>
    </style:style>
    <style:style style:name="T4" style:family="text">
      <style:text-properties officeooo:rsid="001e420a"/>
    </style:style>
    <style:style style:name="T5" style:family="text">
      <style:text-properties officeooo:rsid="001f768a"/>
    </style:style>
    <style:style style:name="T6" style:family="text">
      <style:text-properties officeooo:rsid="0020d3be"/>
    </style:style>
    <style:style style:name="T7" style:family="text">
      <style:text-properties officeooo:rsid="00225b52"/>
    </style:style>
    <style:style style:name="T8" style:family="text">
      <style:text-properties officeooo:rsid="0022ec80"/>
    </style:style>
    <style:style style:name="T9" style:family="text">
      <style:text-properties officeooo:rsid="0023eda4"/>
    </style:style>
    <style:style style:name="T10" style:family="text">
      <style:text-properties officeooo:rsid="00255406"/>
    </style:style>
    <style:style style:name="T11" style:family="text">
      <style:text-properties officeooo:rsid="00269abb"/>
    </style:style>
    <style:style style:name="T12" style:family="text">
      <style:text-properties officeooo:rsid="00277877"/>
    </style:style>
    <style:style style:name="T13" style:family="text">
      <style:text-properties officeooo:rsid="0027a3ba"/>
    </style:style>
    <style:style style:name="T14" style:family="text">
      <style:text-properties officeooo:rsid="002988ee"/>
    </style:style>
    <style:style style:name="T15" style:family="text">
      <style:text-properties officeooo:rsid="0029e3c9"/>
    </style:style>
    <style:style style:name="T16" style:family="text">
      <style:text-properties officeooo:rsid="002d0122"/>
    </style:style>
    <style:style style:name="T17" style:family="text">
      <style:text-properties officeooo:rsid="002d0275"/>
    </style:style>
    <style:style style:name="T18" style:family="text">
      <style:text-properties officeooo:rsid="002da861"/>
    </style:style>
    <style:style style:name="T19" style:family="text">
      <style:text-properties officeooo:rsid="002f2172"/>
    </style:style>
    <style:style style:name="T20" style:family="text">
      <style:text-properties officeooo:rsid="002f32bc"/>
    </style:style>
    <style:style style:name="T21" style:family="text">
      <style:text-properties officeooo:rsid="0030a25a"/>
    </style:style>
    <style:style style:name="T22" style:family="text">
      <style:text-properties officeooo:rsid="00318e1b"/>
    </style:style>
    <style:style style:name="T23" style:family="text">
      <style:text-properties officeooo:rsid="0032524f"/>
    </style:style>
    <style:style style:name="T24" style:family="text">
      <style:text-properties style:text-line-through-style="none" style:text-line-through-type="none" style:font-name="Liberation Serif" officeooo:rsid="0032524f"/>
    </style:style>
    <style:style style:name="T25" style:family="text">
      <style:text-properties style:text-line-through-style="none" style:text-line-through-type="none" style:font-name="Liberation Serif" fo:font-size="11pt" fo:font-weight="normal" officeooo:rsid="0032524f" style:font-size-asian="11pt" style:font-weight-asian="normal" style:font-size-complex="11pt" style:font-weight-complex="normal"/>
    </style:style>
    <style:style style:name="T26" style:family="text">
      <style:text-properties style:text-line-through-style="none" style:text-line-through-type="none" style:font-name="Liberation Serif" fo:font-size="11pt" fo:font-weight="normal" officeooo:rsid="0042e2a5" style:font-size-asian="11pt" style:font-weight-asian="normal" style:font-size-complex="11pt" style:font-weight-complex="normal"/>
    </style:style>
    <style:style style:name="T27" style:family="text">
      <style:text-properties style:text-line-through-style="none" style:text-line-through-type="none" style:font-name="Liberation Serif" officeooo:rsid="0042e2a5"/>
    </style:style>
    <style:style style:name="T28" style:family="text">
      <style:text-properties fo:color="#000000" style:font-name="Liberation Serif" fo:font-size="11pt" style:text-underline-style="none" fo:font-weight="normal" style:font-size-asian="11pt" style:font-weight-asian="normal" style:font-size-complex="11pt" style:font-weight-complex="normal"/>
    </style:style>
    <style:style style:name="T29" style:family="text">
      <style:text-properties fo:color="#000000" style:font-name="Liberation Serif" fo:font-size="11pt" style:text-underline-style="none" fo:font-weight="normal" officeooo:rsid="0042e2a5" style:font-size-asian="11pt" style:font-weight-asian="normal" style:font-size-complex="11pt" style:font-weight-complex="normal"/>
    </style:style>
    <style:style style:name="T30" style:family="text">
      <style:text-properties officeooo:rsid="0034f2ce"/>
    </style:style>
    <style:style style:name="T31" style:family="text">
      <style:text-properties officeooo:rsid="0036f171"/>
    </style:style>
    <style:style style:name="T32" style:family="text">
      <style:text-properties officeooo:rsid="0037de00"/>
    </style:style>
    <style:style style:name="T33" style:family="text">
      <style:text-properties officeooo:rsid="00387725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1a28fa" style:font-style-asian="italic" style:font-style-complex="italic"/>
    </style:style>
    <style:style style:name="T36" style:family="text">
      <style:text-properties fo:font-style="italic" officeooo:rsid="001cb8bc" style:font-style-asian="italic" style:font-style-complex="italic"/>
    </style:style>
    <style:style style:name="T37" style:family="text">
      <style:text-properties fo:font-style="italic" officeooo:rsid="001e420a" style:font-style-asian="italic" style:font-style-complex="italic"/>
    </style:style>
    <style:style style:name="T38" style:family="text">
      <style:text-properties fo:font-style="italic" officeooo:rsid="00225b52" style:font-style-asian="italic" style:font-style-complex="italic"/>
    </style:style>
    <style:style style:name="T39" style:family="text">
      <style:text-properties fo:font-style="italic" officeooo:rsid="00255406" style:font-style-asian="italic" style:font-style-complex="italic"/>
    </style:style>
    <style:style style:name="T40" style:family="text">
      <style:text-properties fo:font-style="italic" officeooo:rsid="00269abb" style:font-style-asian="italic" style:font-style-complex="italic"/>
    </style:style>
    <style:style style:name="T41" style:family="text">
      <style:text-properties fo:font-style="italic" officeooo:rsid="002988ee" style:font-style-asian="italic" style:font-style-complex="italic"/>
    </style:style>
    <style:style style:name="T42" style:family="text">
      <style:text-properties fo:font-style="italic" officeooo:rsid="002d0122" style:font-style-asian="italic" style:font-style-complex="italic"/>
    </style:style>
    <style:style style:name="T43" style:family="text">
      <style:text-properties fo:font-style="italic" officeooo:rsid="002b0e89" style:font-style-asian="italic" style:font-style-complex="italic"/>
    </style:style>
    <style:style style:name="T44" style:family="text">
      <style:text-properties fo:font-style="italic" officeooo:rsid="002da861" style:font-style-asian="italic" style:font-style-complex="italic"/>
    </style:style>
    <style:style style:name="T45" style:family="text">
      <style:text-properties fo:font-style="italic" officeooo:rsid="0036f171" style:font-style-asian="italic" style:font-style-complex="italic"/>
    </style:style>
    <style:style style:name="T46" style:family="text">
      <style:text-properties fo:font-size="10pt" fo:font-style="italic" officeooo:rsid="001cb8bc" style:font-name-asian="Noto Sans Mono CJK SC" style:font-size-asian="10pt" style:font-style-asian="italic" style:font-name-complex="Liberation Mono" style:font-size-complex="10pt" style:font-style-complex="italic"/>
    </style:style>
    <style:style style:name="T47" style:family="text">
      <style:text-properties fo:font-size="10pt" fo:font-style="italic" officeooo:rsid="0022ec80" style:font-name-asian="Noto Sans Mono CJK SC" style:font-size-asian="10pt" style:font-style-asian="italic" style:font-name-complex="Liberation Mono" style:font-size-complex="10pt" style:font-style-complex="italic"/>
    </style:style>
    <style:style style:name="T48" style:family="text">
      <style:text-properties fo:font-size="10pt" fo:font-style="italic" officeooo:rsid="0036f171" style:font-name-asian="Noto Sans Mono CJK SC" style:font-size-asian="10pt" style:font-style-asian="italic" style:font-name-complex="Liberation Mono" style:font-size-complex="10pt" style:font-style-complex="italic"/>
    </style:style>
    <style:style style:name="T49" style:family="text">
      <style:text-properties fo:font-size="10pt" fo:font-style="italic" officeooo:rsid="003b6241" style:font-name-asian="Noto Sans Mono CJK SC" style:font-size-asian="10pt" style:font-style-asian="italic" style:font-name-complex="Liberation Mono" style:font-size-complex="10pt" style:font-style-complex="italic"/>
    </style:style>
    <style:style style:name="T50" style:family="text">
      <style:text-properties fo:font-size="10pt" officeooo:rsid="00387725" style:font-name-asian="Noto Sans Mono CJK SC" style:font-size-asian="10pt" style:font-name-complex="Liberation Mono" style:font-size-complex="10pt"/>
    </style:style>
    <style:style style:name="T51" style:family="text">
      <style:text-properties fo:font-size="10pt" officeooo:rsid="00255406" style:font-name-asian="Noto Sans Mono CJK SC" style:font-size-asian="10pt" style:font-name-complex="Liberation Mono" style:font-size-complex="10pt"/>
    </style:style>
    <style:style style:name="T52" style:family="text">
      <style:text-properties fo:font-size="10pt" officeooo:rsid="002d0122" style:font-name-asian="Noto Sans Mono CJK SC" style:font-size-asian="10pt" style:font-name-complex="Liberation Mono" style:font-size-complex="10pt"/>
    </style:style>
    <style:style style:name="T53" style:family="text">
      <style:text-properties fo:font-size="10pt" officeooo:rsid="0034f2ce" style:font-name-asian="Noto Sans Mono CJK SC" style:font-size-asian="10pt" style:font-name-complex="Liberation Mono" style:font-size-complex="10pt"/>
    </style:style>
    <style:style style:name="T54" style:family="text">
      <style:text-properties fo:font-size="10pt" officeooo:rsid="0036f171" style:font-name-asian="Noto Sans Mono CJK SC" style:font-size-asian="10pt" style:font-name-complex="Liberation Mono" style:font-size-complex="10pt"/>
    </style:style>
    <style:style style:name="T55" style:family="text">
      <style:text-properties fo:font-size="10pt" officeooo:rsid="0037de00" style:font-name-asian="Noto Sans Mono CJK SC" style:font-size-asian="10pt" style:font-name-complex="Liberation Mono" style:font-size-complex="10pt"/>
    </style:style>
    <style:style style:name="T56" style:family="text">
      <style:text-properties fo:font-size="10pt" officeooo:rsid="002d0275" style:font-name-asian="Noto Sans Mono CJK SC" style:font-size-asian="10pt" style:font-name-complex="Liberation Mono" style:font-size-complex="10pt"/>
    </style:style>
    <style:style style:name="T57" style:family="text">
      <style:text-properties fo:font-size="10pt" officeooo:rsid="0032524f" style:font-name-asian="Noto Sans Mono CJK SC" style:font-size-asian="10pt" style:font-name-complex="Liberation Mono" style:font-size-complex="10pt"/>
    </style:style>
    <style:style style:name="T58" style:family="text">
      <style:text-properties style:font-name="Liberation Serif"/>
    </style:style>
    <style:style style:name="T59" style:family="text">
      <style:text-properties style:font-name="Liberation Serif" officeooo:rsid="0032524f"/>
    </style:style>
    <style:style style:name="T60" style:family="text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T61" style:family="text">
      <style:text-properties style:font-name="Liberation Serif" fo:font-size="11pt" fo:font-weight="normal" officeooo:rsid="0042e2a5" style:font-size-asian="11pt" style:font-weight-asian="normal" style:font-size-complex="11pt" style:font-weight-complex="normal"/>
    </style:style>
    <style:style style:name="T62" style:family="text">
      <style:text-properties style:font-name="Liberation Serif" officeooo:rsid="001a28fa"/>
    </style:style>
    <style:style style:name="T63" style:family="text">
      <style:text-properties style:font-name="Liberation Serif" officeooo:rsid="003db109"/>
    </style:style>
    <style:style style:name="T64" style:family="text">
      <style:text-properties style:font-name="Liberation Serif" officeooo:rsid="001b8a01"/>
    </style:style>
    <style:style style:name="T65" style:family="text">
      <style:text-properties style:font-name="Liberation Serif" fo:font-size="10pt" officeooo:rsid="003db109" style:font-name-asian="Noto Sans Mono CJK SC" style:font-size-asian="10pt" style:font-name-complex="Liberation Mono" style:font-size-complex="10pt"/>
    </style:style>
    <style:style style:name="T66" style:family="text">
      <style:text-properties style:font-name="Liberation Serif" fo:font-size="10pt" officeooo:rsid="004032a3" style:font-name-asian="Noto Sans Mono CJK SC" style:font-size-asian="10pt" style:font-name-complex="Liberation Mono" style:font-size-complex="10pt"/>
    </style:style>
    <style:style style:name="T67" style:family="text">
      <style:text-properties style:font-name="Liberation Serif" officeooo:rsid="0039a853"/>
    </style:style>
    <style:style style:name="T68" style:family="text">
      <style:text-properties style:font-name="Liberation Serif" officeooo:rsid="004032a3"/>
    </style:style>
    <style:style style:name="T69" style:family="text">
      <style:text-properties style:font-name="Liberation Serif" officeooo:rsid="00318e1b"/>
    </style:style>
    <style:style style:name="T70" style:family="text">
      <style:text-properties style:font-name="Liberation Serif" officeooo:rsid="0042e2a5"/>
    </style:style>
    <style:style style:name="T71" style:family="text">
      <style:text-properties officeooo:rsid="003db109"/>
    </style:style>
    <style:style style:name="T72" style:family="text">
      <style:text-properties officeooo:rsid="003f5c61"/>
    </style:style>
    <style:style style:name="T73" style:family="text">
      <style:text-properties officeooo:rsid="003fa860"/>
    </style:style>
    <style:style style:name="T74" style:family="text">
      <style:text-properties officeooo:rsid="004032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otes for maintaining the lds_topo_reblocker code</text:p>
      <text:p text:style-name="P4"/>
      <text:h text:style-name="P1" text:outline-level="3">Overview</text:h>
      <text:p text:style-name="P2"><text:span text:style-name="T62">Simple version. The reblocker reads submitted shapefiles and pushes them to a </text:span><text:span text:style-name="T63">P</text:span><text:span text:style-name="T62">o</text:span><text:span text:style-name="T65">s</text:span><text:span text:style-name="T62">tgre</text:span><text:span text:style-name="T63">SQL</text:span><text:span text:style-name="T62"> instance on an LI geoserver. The database, taking each layer in turn, cross compares the features in the uploaded layer determining if any two touch on a mapsheet boundary. If they do a new feature, replacing the two (or more) </text:span><text:span text:style-name="T64">old </text:span><text:span text:style-name="T62">features, is created. The result is returned to the client as </text:span><text:span text:style-name="T63">a </text:span><text:span text:style-name="T62">shapefile. <text:s/></text:span></text:p>
      <text:p text:style-name="P4"/>
      <text:h text:style-name="P1" text:outline-level="3">Client (Python)</text:h>
      <text:p text:style-name="P2"><text:span text:style-name="T62">The main script the user interacts with is the LayerReader.py. Using command line switches the user selects a shapefile to reblock and applies options that dictate the extent of the processing, </text:span><text:span text:style-name="T64">indicate </text:span><text:span text:style-name="T65">ID</text:span><text:span text:style-name="T64"> naming </text:span><text:span text:style-name="T65">or</text:span><text:span text:style-name="T64"> release a processed layer as complete.</text:span></text:p>
      <text:p text:style-name="P4"/>
      <text:p text:style-name="P5">LayerReader.py</text:p>
      <text:p text:style-name="P8">The LayerReader is the main command line interface module. </text:p>
      <text:p text:style-name="P9"/>
      <text:p text:style-name="P11"><text:span text:style-name="T34">main():</text:span> Main command processing function. Arguments are parsed using getopt and set processing flow and assigns options/flags. Processing is redirected <text:span text:style-name="T71">in this function</text:span> to utility functions (crop, release) or reblock.</text:p>
      <text:p text:style-name="P11"/>
      <text:p text:style-name="P12"><text:span text:style-name="T46">c</text:span><text:span text:style-name="T35">onvertImpl</text:span><text:span text:style-name="T36">():</text:span><text:span text:style-name="T2"> This is the main implementation function that does layer reblocking. It also reads args to determine the extent of reblocking to undertake: Upload files only, download processed files or just process </text:span><text:span text:style-name="T71">stalled </text:span><text:span text:style-name="T2">files. </text:span><text:span text:style-name="T3">Depending on action selection this function instantiates a SFDS (ShapeFile Data Source) and/or a PGDS (PostgreSQL DataSource) instance </text:span><text:span text:style-name="T4">and passes them to a LayerReader class. </text:span></text:p>
      <text:p text:style-name="P12"/>
      <text:p text:style-name="P12"><text:span text:style-name="T37">LayerReader():</text:span><text:span text:style-name="T4"> </text:span><text:span text:style-name="T6">The LayerReader class provides a transfer method calling read/write on</text:span><text:span text:style-name="T5"> Source and Destination instances. </text:span><text:span text:style-name="T6">It is also used to trigger the reblocking function call on the database.</text:span></text:p>
      <text:p text:style-name="P12"/>
      <text:p text:style-name="P13"><text:span text:style-name="T34">SFDS(_DS):</text:span> This is the shapefile processing class. It provides read and write functionality. The write functionality wraps a writeLayer function and a writeFeature function <text:span text:style-name="T7">for when GDAL fails</text:span>.</text:p>
      <text:p text:style-name="P13"/>
      <text:p text:style-name="P13"><text:span text:style-name="T34">PGDS(_DS):</text:span> This is the <text:span text:style-name="T7">postgres</text:span> processing class. It provides read and write functionality. The write functionality wraps a writeLayer function and a writeFeature function <text:span text:style-name="T7">for when GDAL fails. </text:span><text:span text:style-name="T72">C</text:span><text:span text:style-name="T7">onnection </text:span><text:span text:style-name="T73">parameters are hardcodes but credentials will come from a credentials file</text:span>.</text:p>
      <text:p text:style-name="P13"/>
      <text:p text:style-name="P14"><text:span text:style-name="T38">G</text:span><text:span text:style-name="T47">dal</text:span><text:span text:style-name="T38">ErrorHandler():</text:span><text:span text:style-name="T7"> This class is designed trap GDAL errors that get sent to stderr/stdout rather than returned as exceptions. It relies on the @captureGdalError decorator </text:span><text:span text:style-name="T8">being applied to any potential error functions.</text:span></text:p>
      <text:p text:style-name="P30"/>
      <text:p text:style-name="P6">ReblockerUI.py</text:p>
      <text:p text:style-name="P15">The UI is a Tkinter based user interface. Its not regularly maintained.</text:p>
      <text:p text:style-name="P15"/>
      <text:p text:style-name="P6">ReblockerServer.py</text:p>
      <text:p text:style-name="P16"><text:span text:style-name="T33">The Reblock Server is a WiP module that is intended to be run in a client/server environment </text:span><text:span text:style-name="T50">as an API/Webservice.</text:span><text:span text:style-name="T33"> </text:span></text:p>
      <text:p text:style-name="P16"/>
      <text:p text:style-name="P7">Config.py</text:p>
      <text:p text:style-name="P32"><text:span text:style-name="T67">This is a wrapper m</text:span><text:span text:style-name="T66">o</text:span><text:span text:style-name="T67">dule for the Python ConfigParser</text:span></text:p>
      <text:p text:style-name="P17"/>
      <text:p text:style-name="P7">Constant.py</text:p>
      <text:p text:style-name="P17">The Constant module reads a config file and sets its attributes from this file </text:p>
      <text:h text:style-name="P1" text:outline-level="3">Server (PostgreSQL)</text:h>
      <text:p text:style-name="P9"/>
      <text:p text:style-name="P18"><text:span text:style-name="T9">The functions comprising this part of the application are contained in the nbrfnc.sql file. These functions perform a number of jobs including </text:span><text:span text:style-name="T10">joining cut features and </text:span><text:span text:style-name="T9">managing </text:span><text:span text:style-name="T10">feature I</text:span><text:span text:style-name="T51">D</text:span><text:span text:style-name="T10">s.</text:span></text:p>
      <text:p text:style-name="P19"/>
      <text:p text:style-name="P18"><text:span text:style-name="T48">r</text:span><text:span text:style-name="T39">eblockall():</text:span><text:span text:style-name="T10"> </text:span><text:span text:style-name="T1">T</text:span><text:span text:style-name="T10">his is t</text:span><text:span text:style-name="T1">he main entry point function for the reblocker. </text:span><text:span text:style-name="T11">It queries the available data tables and processes reblock candidates.</text:span></text:p>
      <text:p text:style-name="P10"/>
      <text:p text:style-name="P10"><text:span text:style-name="T39">rbl_init():</text:span><text:span text:style-name="T10"> This function sets up the tables and permissions.</text:span><text:span text:style-name="T9"> </text:span><text:s/></text:p>
      <text:p text:style-name="P10"/>
      <text:p text:style-name="P20"><text:soft-page-break/><text:span text:style-name="T49">r</text:span><text:span text:style-name="T40">eblocksplitter():</text:span><text:span text:style-name="T11"> The reblocksplitter function p</text:span><text:span text:style-name="T74">erforms</text:span><text:span text:style-name="T11"> reblocking duties between the regions defined in the cropregions layer (NB crop regions are user defined regions across which there are no continuous features. </text:span><text:span text:style-name="T12">They are used to divide the processing task into more manageable groupings. </text:span><text:span text:style-name="T11">The default/provided </text:span><text:span text:style-name="T12">cropregions <text:s/>splits NZ between the North and South islands). The reblocksplitter also divides </text:span><text:span text:style-name="T13">the processing task between </text:span><text:span text:style-name="T74">the </text:span><text:span text:style-name="T13">mapsheet boundaries running North-South and th</text:span><text:span text:style-name="T74">o</text:span><text:span text:style-name="T13">se running East-West. Again, </text:span><text:span text:style-name="T74">this is</text:span><text:span text:style-name="T13"> to reduc</text:span><text:span text:style-name="T52">e</text:span><text:span text:style-name="T13"> processing load.</text:span></text:p>
      <text:p text:style-name="P21"/>
      <text:p text:style-name="P21"/>
      <text:p text:style-name="P23"><text:span text:style-name="T48">r</text:span><text:span text:style-name="T41">eblockfaster():</text:span><text:span text:style-name="T14"> </text:span><text:span text:style-name="T15">The reblockfaster function is the workhorse function and performs a number of operations. </text:span><text:span text:style-name="T16">generate_rbl is the first </text:span><text:span text:style-name="T17">function call and generates a list of reblock candidates. generate_aggrbl </text:span><text:span text:style-name="T74">then </text:span><text:span text:style-name="T30">aggregates all coincident joins. Then starting with the un-joined features the joined features are added to the result table after being assigned a ne</text:span><text:span text:style-name="T53">w</text:span><text:span text:style-name="T30"> FID. New FID assignment is performed using the </text:span><text:span text:style-name="T31">ufid_generat</text:span><text:span text:style-name="T54">or function</text:span><text:span text:style-name="T31">.</text:span></text:p>
      <text:p text:style-name="P24"/>
      <text:p text:style-name="P24"/>
      <text:p text:style-name="P26"><text:span text:style-name="T42">generate_rbl():</text:span><text:span text:style-name="T16"> </text:span><text:span text:style-name="T19">This function creates the reblocklist b</text:span><text:span text:style-name="T55">y</text:span><text:span text:style-name="T19"> initially filtering and then performing a match to see if feature </text:span><text:span text:style-name="T32">cut </text:span><text:span text:style-name="T19">ends </text:span><text:span text:style-name="T55">match</text:span><text:span text:style-name="T19">. <text:s/></text:span></text:p>
      <text:p text:style-name="P27"><text:span text:style-name="T17">Th</text:span><text:span text:style-name="T55">is</text:span><text:span text:style-name="T17"> query </text:span><text:span text:style-name="T56">performs the following successive operations.</text:span><text:span text:style-name="T17"> </text:span></text:p>
      <text:p text:style-name="P28"><text:span text:style-name="T17">1. D</text:span>ivide features between NI and SI</text:p>
      <text:p text:style-name="P28">2. <text:span text:style-name="T17">R</text:span>ound/<text:span text:style-name="T74">snap</text:span> edge points so they match boundry lines</text:p>
      <text:p text:style-name="P28">3. <text:span text:style-name="T17">D</text:span>etermine whether edge points touch mapsheet boundaries</text:p>
      <text:p text:style-name="P29">4. <text:span text:style-name="T17">F</text:span>ilter only touching points</text:p>
      <text:p text:style-name="P29">5. <text:span text:style-name="T17">C</text:span>ross match all layer features to see if they touch <text:span text:style-name="T74">each other</text:span></text:p>
      <text:p text:style-name="P29">6. <text:span text:style-name="T17">O</text:span>utput 1-to-1 list of joins to perform</text:p>
      <text:p text:style-name="P33"><text:span text:style-name="T59">e.g. </text:span><text:span text:style-name="T70">A</text:span><text:a xlink:type="simple" xlink:href="https://en.wikipedia.org/wiki/⋂" text:style-name="Internet_20_link" text:visited-style-name="Visited_20_Internet_20_Link"><text:span text:style-name="T28">⋂</text:span></text:a><text:span text:style-name="T29">B</text:span><text:span text:style-name="T59"> ⭢ [</text:span><text:span text:style-name="T70">A</text:span><text:span text:style-name="T59">,</text:span><text:span text:style-name="T70">B</text:span><text:span text:style-name="T59">], </text:span><text:span text:style-name="T70">A</text:span><text:span text:style-name="T60">⩃</text:span><text:span text:style-name="T61">C</text:span><text:span text:style-name="T59"> </text:span><text:span text:style-name="T24">⭢ [], </text:span><text:span text:style-name="T27">B</text:span><text:span text:style-name="T25">⋂</text:span><text:span text:style-name="T26">C</text:span><text:span text:style-name="T24"> ⭢ [</text:span><text:span text:style-name="T27">B,C</text:span><text:span text:style-name="T24">]</text:span></text:p>
      <text:p text:style-name="P29"/>
      <text:p text:style-name="P31"><text:span text:style-name="T43">generate_aggrbl</text:span><text:span text:style-name="T44">():</text:span><text:span text:style-name="T18"> </text:span><text:span text:style-name="T19">The gener</text:span><text:span text:style-name="T20">a</text:span><text:span text:style-name="T19">te_aggrbl function </text:span><text:span text:style-name="T20">is a recursive function that uses a custom aggregate to accumulate </text:span><text:span text:style-name="T21">unique FIDs </text:span><text:span text:style-name="T22">into arrays of linked feature</text:span><text:span text:style-name="T23">s. The linked features are filtered down to a unique list for out</text:span><text:span text:style-name="T57">p</text:span><text:span text:style-name="T23">ut.</text:span><text:span text:style-name="T22"> </text:span></text:p>
      <text:p text:style-name="P33"><text:span text:style-name="T69">e.g. [</text:span><text:span text:style-name="T70">A,B</text:span><text:span text:style-name="T69">]+[</text:span><text:span text:style-name="T70">B,C</text:span><text:span text:style-name="T69">] </text:span><text:span text:style-name="T58">⭢ </text:span><text:span text:style-name="T69">[</text:span><text:span text:style-name="T70">A,B,C</text:span><text:span text:style-name="T69">]</text:span></text:p>
      <text:p text:style-name="P25"><text:span text:style-name="T20"><text:s/></text:span></text:p>
      <text:p text:style-name="P22"><text:span text:style-name="T45">ufid_generat</text:span><text:span text:style-name="T48">or():</text:span><text:span text:style-name="T54"> This function checks the rbl_associations table to see if the combination of component FIDs has been seen before. If it has the matching FID <text:s/>is returned and if not a new one is generated and stored in the rbl_associations table.</text:span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4T11:23:59.243199974</dc:date>
    <meta:editing-duration>PT1H18M43S</meta:editing-duration>
    <meta:editing-cycles>11</meta:editing-cycles>
    <meta:generator>LibreOffice/6.4.4.2$Linux_X86_64 LibreOffice_project/40$Build-2</meta:generator>
    <meta:document-statistic meta:table-count="0" meta:image-count="0" meta:object-count="0" meta:page-count="2" meta:paragraph-count="40" meta:word-count="769" meta:character-count="5085" meta:non-whitespace-character-count="4340"/>
  </office:meta>
</office:document-meta>
</file>